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a933" draw:marker-start="" draw:marker-end="Arrow_20_large" svg:stroke-opacity="100%" draw:fill="solid" draw:fill-color="#808080" draw:opacity="100%" draw:textarea-horizontal-align="justify" draw:textarea-vertical-align="middle" draw:auto-grow-height="false" fo:min-height="17.53cm" fo:min-width="36.711cm"/>
    </style:style>
    <style:style style:name="gr2" style:family="graphic" style:parent-style-name="objectwithoutfill">
      <style:graphic-properties svg:stroke-width="0.106cm" svg:stroke-color="#ff99cc" draw:marker-start-width="0.362cm" draw:marker-end="Arrow" draw:marker-end-width="0.464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106cm" svg:stroke-color="#66ccff" draw:marker-start-width="0.362cm" draw:marker-end-width="0.362cm" draw:fill="none" draw:fill-color="#ffffff" draw:textarea-vertical-align="middle" fo:min-height="1.471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329cm" fo:min-width="0.797cm" fo:padding-top="0.178cm" fo:padding-bottom="0.178cm" fo:padding-left="0.303cm" fo:padding-right="0.303cm" style:writing-mode="lr-tb"/>
      <style:paragraph-properties style:writing-mode="lr-tb"/>
    </style:style>
    <style:style style:name="gr5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329cm" fo:min-width="0.943cm" fo:padding-top="0.178cm" fo:padding-bottom="0.178cm" fo:padding-left="0.303cm" fo:padding-right="0.303cm" style:writing-mode="lr-tb"/>
      <style:paragraph-properties style:writing-mode="lr-tb"/>
    </style:style>
    <style:style style:name="gr6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501cm" fo:min-width="1.281cm" fo:padding-top="0.178cm" fo:padding-bottom="0.178cm" fo:padding-left="0.303cm" fo:padding-right="0.303cm" style:writing-mode="lr-tb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="Arrow" draw:marker-start-width="0.464cm" draw:marker-end="Arrow" draw:marker-end-width="0.464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width="0.106cm" svg:stroke-color="#66ccff" draw:marker-start-width="0.362cm" draw:marker-end-width="0.362cm" draw:fill="none" draw:fill-color="#ffffff" draw:textarea-vertical-align="middle" fo:min-height="1.605cm" fo:padding-top="0.178cm" fo:padding-bottom="0.178cm" fo:padding-left="0.303cm" fo:padding-right="0.303cm"/>
      <style:paragraph-properties style:writing-mode="lr-tb"/>
    </style:style>
    <style:style style:name="gr9" style:family="graphic" style:parent-style-name="objectwithoutfill">
      <style:graphic-properties draw:stroke="solid" draw:stroke-dash="Dashed_20__28_var_29_" svg:stroke-width="0.106cm" svg:stroke-color="#66ccff" draw:marker-start-width="0.362cm" draw:marker-end="Arrow" draw:marker-end-width="0.464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width="0.106cm" svg:stroke-color="#66ccff" draw:marker-start-width="0.362cm" draw:marker-end-width="0.362cm" draw:fill="none" draw:fill-color="#ffffff" draw:textarea-vertical-align="middle" fo:min-height="1.423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66ccff" draw:marker-start-width="0.361cm" draw:marker-end-width="0.361cm" draw:fill="none" draw:fill-color="#ffffff" draw:textarea-vertical-align="middle" fo:min-height="1.424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273cm" fo:min-width="0.87cm" fo:padding-top="0.178cm" fo:padding-bottom="0.178cm" fo:padding-left="0.303cm" fo:padding-right="0.303cm" style:writing-mode="lr-tb"/>
      <style:paragraph-properties style:writing-mode="lr-tb"/>
    </style:style>
    <style:style style:name="gr13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431cm" fo:min-width="1.172cm" fo:padding-top="0.178cm" fo:padding-bottom="0.178cm" fo:padding-left="0.303cm" fo:padding-right="0.303cm" style:writing-mode="lr-tb"/>
      <style:paragraph-properties style:writing-mode="lr-tb"/>
    </style:style>
    <style:style style:name="gr14" style:family="graphic" style:parent-style-name="standard" style:list-style-name="L1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538cm" fo:min-width="1.1cm" fo:padding-top="0.178cm" fo:padding-bottom="0.178cm" fo:padding-left="0.303cm" fo:padding-right="0.303cm" style:writing-mode="lr-tb"/>
      <style:paragraph-properties style:writing-mode="lr-tb"/>
    </style:style>
    <style:style style:name="gr15" style:family="graphic" style:parent-style-name="objectwithoutfill">
      <style:graphic-properties svg:stroke-width="0.106cm" svg:stroke-color="#ff99cc" draw:marker-start-width="0.159cm" draw:marker-end="Arrow" draw:marker-end-width="0.464cm" draw:fill="none" draw:textarea-vertical-align="middle" fo:padding-top="0.178cm" fo:padding-bottom="0.178cm" fo:padding-left="0.303cm" fo:padding-right="0.303cm"/>
    </style:style>
    <style:style style:name="gr16" style:family="graphic" style:parent-style-name="standard" style:list-style-name="L1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329cm" fo:min-width="0.944cm" fo:padding-top="0.178cm" fo:padding-bottom="0.178cm" fo:padding-left="0.303cm" fo:padding-right="0.303cm" style:writing-mode="lr-tb"/>
      <style:paragraph-properties style:writing-mode="lr-tb"/>
    </style:style>
    <style:style style:name="gr17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621cm" fo:min-width="1.886cm" fo:padding-top="0.178cm" fo:padding-bottom="0.178cm" fo:padding-left="0.303cm" fo:padding-right="0.303cm" style:writing-mode="lr-tb"/>
      <style:paragraph-properties style:writing-mode="lr-tb"/>
    </style:style>
    <style:style style:name="gr18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453cm" fo:min-width="1.587cm" fo:padding-top="0.178cm" fo:padding-bottom="0.178cm" fo:padding-left="0.303cm" fo:padding-right="0.303cm" style:writing-mode="lr-tb"/>
      <style:paragraph-properties style:writing-mode="lr-tb"/>
    </style:style>
    <style:style style:name="gr19" style:family="graphic" style:parent-style-name="objectwithoutfill">
      <style:graphic-properties svg:stroke-width="0.051cm" svg:stroke-color="#000000" draw:marker-start="Arrow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draw:stroke="solid" draw:stroke-dash="Dashed_20__28_var_29_" svg:stroke-width="0.106cm" svg:stroke-color="#ff99cc" draw:marker-start-width="0.362cm" draw:marker-end="Arrow" draw:marker-end-width="0.464cm" svg:stroke-linecap="butt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solid" svg:stroke-width="0.106cm" svg:stroke-color="#66ccff" draw:marker-start-width="0.362cm" draw:marker-end-width="0.362cm" draw:fill="none" draw:fill-color="#ffffff" draw:textarea-vertical-align="middle" fo:min-height="1.502cm" fo:padding-top="0.178cm" fo:padding-bottom="0.178cm" fo:padding-left="0.303cm" fo:padding-right="0.303cm"/>
      <style:paragraph-properties style:writing-mode="lr-tb"/>
    </style:style>
    <style:style style:name="gr22" style:family="graphic" style:parent-style-name="standard">
      <style:graphic-properties draw:stroke="solid" svg:stroke-width="0.106cm" svg:stroke-color="#66ccff" draw:marker-start-width="0.362cm" draw:marker-end-width="0.362cm" draw:fill="none" draw:fill-color="#ffffff" draw:textarea-vertical-align="middle" fo:min-height="1.541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draw:stroke="solid" svg:stroke-width="0.106cm" svg:stroke-color="#66ccff" draw:marker-start-width="0.362cm" draw:marker-end-width="0.362cm" draw:fill="none" draw:fill-color="#ffffff" draw:textarea-vertical-align="middle" fo:min-height="1.89cm" fo:padding-top="0.178cm" fo:padding-bottom="0.178cm" fo:padding-left="0.303cm" fo:padding-right="0.303cm"/>
      <style:paragraph-properties style:writing-mode="lr-tb"/>
    </style:style>
    <style:style style:name="gr24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329cm" fo:min-width="1.021cm" fo:padding-top="0.178cm" fo:padding-bottom="0.178cm" fo:padding-left="0.303cm" fo:padding-right="0.303cm" style:writing-mode="lr-tb"/>
      <style:paragraph-properties style:writing-mode="lr-tb"/>
    </style:style>
    <style:style style:name="gr25" style:family="graphic" style:parent-style-name="standard">
      <style:graphic-properties draw:stroke="solid" svg:stroke-width="0.106cm" svg:stroke-color="#66ccff" draw:marker-start-width="0.362cm" draw:marker-end-width="0.362cm" draw:fill="none" draw:fill-color="#ffffff" draw:textarea-vertical-align="middle" fo:min-height="1.426cm" fo:padding-top="0.178cm" fo:padding-bottom="0.178cm" fo:padding-left="0.303cm" fo:padding-right="0.303cm"/>
      <style:paragraph-properties style:writing-mode="lr-tb"/>
    </style:style>
    <style:style style:name="gr26" style:family="graphic" style:parent-style-name="standard" style:list-style-name="L1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329cm" fo:min-width="0.944cm" fo:padding-top="0.178cm" fo:padding-bottom="0.178cm" fo:padding-left="0.303cm" fo:padding-right="0.303cm" style:writing-mode="lr-tb"/>
      <style:paragraph-properties style:writing-mode="lr-tb"/>
    </style:style>
    <style:style style:name="gr27" style:family="graphic" style:parent-style-name="standard">
      <style:graphic-properties svg:stroke-width="0.106cm" svg:stroke-color="#00a933" draw:marker-start-width="0.362cm" draw:marker-end-width="0.362cm" draw:fill="none" draw:textarea-horizontal-align="justify" draw:textarea-vertical-align="middle" draw:auto-grow-height="false" fo:min-height="0.703cm" fo:min-width="1.563cm" fo:padding-top="0.178cm" fo:padding-bottom="0.178cm" fo:padding-left="0.303cm" fo:padding-right="0.303cm" style:writing-mode="lr-tb"/>
      <style:paragraph-properties style:writing-mode="lr-tb"/>
    </style:style>
    <style:style style:name="gr28" style:family="graphic" style:parent-style-name="standard">
      <style:graphic-properties svg:stroke-width="0.106cm" svg:stroke-color="#00a933" draw:marker-start-width="0.362cm" draw:marker-end-width="0.362cm" draw:fill="none" draw:textarea-horizontal-align="justify" draw:textarea-vertical-align="middle" draw:auto-grow-height="false" fo:min-height="0.722cm" fo:min-width="1.91cm" fo:padding-top="0.178cm" fo:padding-bottom="0.178cm" fo:padding-left="0.303cm" fo:padding-right="0.303cm" style:writing-mode="lr-tb"/>
      <style:paragraph-properties style:writing-mode="lr-tb"/>
    </style:style>
    <style:style style:name="gr29" style:family="graphic" style:parent-style-name="standard">
      <style:graphic-properties svg:stroke-width="0.106cm" svg:stroke-color="#00a933" draw:marker-start-width="0.362cm" draw:marker-end-width="0.362cm" draw:fill="none" draw:textarea-horizontal-align="justify" draw:textarea-vertical-align="middle" draw:auto-grow-height="false" fo:min-height="0.851cm" fo:min-width="3.011cm" fo:padding-top="0.178cm" fo:padding-bottom="0.178cm" fo:padding-left="0.303cm" fo:padding-right="0.303cm" style:writing-mode="lr-tb"/>
      <style:paragraph-properties style:writing-mode="lr-tb"/>
    </style:style>
    <style:style style:name="gr30" style:family="graphic" style:parent-style-name="objectwithoutfill">
      <style:graphic-properties draw:stroke="solid" draw:stroke-dash="Dashed_20__28_var_29_" svg:stroke-width="0.106cm" svg:stroke-color="#66ccff" draw:marker-start-width="0.362cm" draw:marker-end="Arrow" draw:marker-end-width="0.464cm" svg:stroke-linecap="butt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81d41a" draw:marker-start-width="0.362cm" draw:marker-end-width="0.362cm" draw:fill="none" draw:textarea-horizontal-align="justify" draw:textarea-vertical-align="middle" draw:auto-grow-height="false" fo:min-height="0.633cm" fo:min-width="1.775cm" fo:padding-top="0.178cm" fo:padding-bottom="0.178cm" fo:padding-left="0.303cm" fo:padding-right="0.303cm" style:writing-mode="lr-tb"/>
      <style:paragraph-properties style:writing-mode="lr-tb"/>
    </style:style>
    <style:style style:name="gr32" style:family="graphic" style:parent-style-name="standard">
      <style:graphic-properties svg:stroke-width="0.106cm" svg:stroke-color="#00a933" draw:marker-start-width="0.362cm" draw:marker-end-width="0.362cm" draw:fill="none" draw:textarea-horizontal-align="justify" draw:textarea-vertical-align="middle" draw:auto-grow-height="false" fo:min-height="0.633cm" fo:min-width="1.775cm" fo:padding-top="0.178cm" fo:padding-bottom="0.178cm" fo:padding-left="0.303cm" fo:padding-right="0.303cm" style:writing-mode="lr-tb"/>
      <style:paragraph-properties style:writing-mode="lr-tb"/>
    </style:style>
    <style:style style:name="gr33" style:family="graphic" style:parent-style-name="objectwithoutfill">
      <style:graphic-properties draw:stroke="solid" draw:stroke-dash="Dashed_20__28_var_29_" svg:stroke-width="0.106cm" svg:stroke-color="#00a933" draw:marker-start-width="0.362cm" draw:marker-end="Arrow" draw:marker-end-width="0.464cm" svg:stroke-linecap="butt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draw:stroke="dash" draw:stroke-dash="Long_20_Dash" svg:stroke-width="0.106cm" svg:stroke-color="#000000" draw:marker-start="Arrow_20_short" draw:marker-start-width="0.464cm" draw:marker-end="Circle_20_unfilled" draw:marker-end-width="0.464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solid" draw:fill-color="#808080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66ccff" loext:opacity="100%" loext:color-lum-mod="100%" loext:color-lum-off="0%" fo:font-size="18pt" style:font-size-asian="12pt" style:font-size-complex="12pt"/>
    </style:style>
    <style:style style:name="P5" style:family="paragraph">
      <style:paragraph-properties fo:text-align="center" style:writing-mode="lr-tb"/>
      <style:text-properties fo:color="#ff950e" loext:opacity="100%" fo:font-size="18pt" style:font-size-asian="12pt" style:font-size-complex="12pt"/>
    </style:style>
    <style:style style:name="P6" style:family="paragraph">
      <loext:graphic-properties draw:fill="none"/>
      <style:paragraph-properties fo:text-align="center" style:writing-mode="lr-tb"/>
      <style:text-properties fo:color="#ff950e" loext:opacity="100%" loext:color-lum-mod="100%" loext:color-lum-off="0%" fo:font-size="18pt" style:font-size-asian="12pt" style:font-size-complex="12pt"/>
    </style:style>
    <style:style style:name="P7" style:family="paragraph">
      <style:paragraph-properties fo:text-align="center" style:writing-mode="lr-tb"/>
      <style:text-properties fo:color="#ff860d" loext:opacity="100%" fo:font-size="18pt" style:font-size-asian="12pt" style:font-size-complex="12pt"/>
    </style:style>
    <style:style style:name="P8" style:family="paragraph">
      <loext:graphic-properties draw:fill="none"/>
      <style:paragraph-properties fo:text-align="center" style:writing-mode="lr-tb"/>
      <style:text-properties fo:color="#ff860d" loext:opacity="100%" loext:color-lum-mod="100%" loext:color-lum-off="0%" fo:font-size="18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950e" loext:opacity="100%" fo:font-size="18pt" style:font-size-asian="12pt" style:font-size-complex="12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ff950e" loext:opacity="100%" loext:color-lum-mod="100%" loext:color-lum-off="0%" fo:font-size="18pt" style:font-size-asian="12pt" style:font-size-complex="12pt"/>
    </style:style>
    <style:style style:name="P11" style:family="paragraph">
      <style:paragraph-properties fo:text-align="center" style:writing-mode="lr-tb"/>
      <style:text-properties fo:color="#00a933" loext:opacity="100%" fo:font-size="18pt" style:font-size-asian="12pt" style:font-size-complex="12pt"/>
    </style:style>
    <style:style style:name="P12" style:family="paragraph">
      <loext:graphic-properties draw:fill="none"/>
      <style:paragraph-properties fo:text-align="center" style:writing-mode="lr-tb"/>
      <style:text-properties fo:color="#00a933" loext:opacity="100%" loext:color-lum-mod="100%" loext:color-lum-off="0%" fo:font-size="18pt" style:font-size-asian="12pt" style:font-size-complex="12pt"/>
    </style:style>
    <style:style style:name="P13" style:family="paragraph">
      <style:paragraph-properties fo:text-align="center" style:writing-mode="lr-tb"/>
      <style:text-properties fo:color="#81d41a" loext:opacity="100%" fo:font-size="18pt" style:font-size-asian="12pt" style:font-size-complex="12pt"/>
    </style:style>
    <style:style style:name="P14" style:family="paragraph">
      <loext:graphic-properties draw:fill="none"/>
      <style:paragraph-properties fo:text-align="center" style:writing-mode="lr-tb"/>
      <style:text-properties fo:color="#81d41a" loext:opacity="100%" loext:color-lum-mod="100%" loext:color-lum-off="0%" fo:font-size="18pt" style:font-size-asian="12pt" style:font-size-complex="12pt"/>
    </style:style>
    <style:style style:name="T1" style:family="text">
      <style:text-properties fo:color="#66ccff" loext:opacity="100%" fo:font-size="18pt" style:font-size-asian="12pt" style:font-size-complex="12pt"/>
    </style:style>
    <style:style style:name="T2" style:family="text">
      <style:text-properties fo:color="#ff950e" loext:opacity="100%" fo:font-size="18pt" style:font-size-asian="12pt" style:font-size-complex="12pt"/>
    </style:style>
    <style:style style:name="T3" style:family="text">
      <style:text-properties fo:color="#ff860d" loext:opacity="100%" fo:font-size="18pt" style:font-size-asian="12pt" style:font-size-complex="12pt"/>
    </style:style>
    <style:style style:name="T4" style:family="text">
      <style:text-properties fo:color="#ff860d" loext:opacity="100%" style:text-position="33% 58%" fo:font-size="18pt" style:font-size-asian="12pt" style:font-size-complex="12pt"/>
    </style:style>
    <style:style style:name="T5" style:family="text">
      <style:text-properties fo:color="#00a933" loext:opacity="100%" fo:font-size="18pt" style:font-size-asian="12pt" style:font-size-complex="12pt"/>
    </style:style>
    <style:style style:name="T6" style:family="text">
      <style:text-properties fo:color="#00a933" loext:opacity="100%" style:text-position="-8% 58%" fo:font-size="18pt" style:font-size-asian="12pt" style:font-size-complex="12pt"/>
    </style:style>
    <style:style style:name="T7" style:family="text">
      <style:text-properties fo:color="#81d41a" loext:opacity="100%" fo:font-size="18pt" style:font-size-asian="12pt" style:font-size-complex="12pt"/>
    </style:style>
    <style:style style:name="T8" style:family="text">
      <style:text-properties fo:color="#81d41a" loext:opacity="100%" style:text-position="-8% 58%" fo:font-size="1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7.211cm" svg:height="17.78cm" svg:x="0.61cm" svg:y="0.991cm">
          <draw:glue-point draw:id="4" svg:x="-3.254cm" svg:y="-2.555cm"/>
          <draw:glue-point draw:id="5" svg:x="-2.357cm" svg:y="2.224cm"/>
          <draw:glue-point draw:id="6" svg:x="-2.601cm" svg:y="1.885cm"/>
          <draw:glue-point draw:id="7" svg:x="-2.324cm" svg:y="1.877cm" draw:escape-direction="down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line-skew="1.718cm" svg:x1="7.37cm" svg:y1="11.562cm" svg:x2="17.303cm" svg:y2="10.895cm" draw:start-shape="id1" draw:start-glue-point="1" draw:end-shape="id2" draw:end-glue-point="6" svg:d="M7370 11562h6685v-667h3248" svg:viewBox="0 0 9934 668">
          <text:p/>
        </draw:connector>
        <draw:connector draw:style-name="gr2" draw:text-style-name="P2" draw:layer="layout" svg:x1="13.564cm" svg:y1="14.101cm" svg:x2="18.346cm" svg:y2="11.34cm" draw:start-shape="id3" draw:start-glue-point="1" draw:end-shape="id2" draw:end-glue-point="8" svg:d="M13564 14101h4782v-2761" svg:viewBox="0 0 4783 2762">
          <text:p/>
        </draw:connector>
        <draw:connector draw:style-name="gr2" draw:text-style-name="P2" draw:layer="layout" svg:x1="6.468cm" svg:y1="4.96cm" svg:x2="18.346cm" svg:y2="10.451cm" draw:start-shape="id4" draw:start-glue-point="1" draw:end-shape="id2" draw:end-glue-point="4" svg:d="M6468 4960h11878v5491" svg:viewBox="0 0 11879 5492">
          <text:p/>
        </draw:connector>
        <draw:connector draw:style-name="gr2" draw:text-style-name="P2" draw:layer="layout" draw:line-skew="-1.53cm" svg:x1="8.086cm" svg:y1="13.491cm" svg:x2="9.476cm" svg:y2="8.726cm" draw:start-shape="id5" draw:start-glue-point="0" draw:end-shape="id6" draw:end-glue-point="7" svg:d="M8086 13491v-3810h1390v-955" svg:viewBox="0 0 1391 4766">
          <text:p/>
        </draw:connector>
        <draw:connector draw:style-name="gr2" draw:text-style-name="P2" draw:layer="layout" svg:x1="5.693cm" svg:y1="10.582cm" svg:x2="8.983cm" svg:y2="8.232cm" draw:start-shape="id1" draw:start-glue-point="0" draw:end-shape="id6" draw:end-glue-point="6" svg:d="M5693 10582v-2350h3290" svg:viewBox="0 0 3291 2351">
          <text:p/>
        </draw:connector>
        <draw:frame draw:style-name="gr3" draw:text-style-name="P4" xml:id="id3" draw:id="id3" draw:layer="layout" svg:width="3.302cm" svg:height="1.827cm" svg:x="10.262cm" svg:y="13.188cm">
          <draw:text-box>
            <text:p text:style-name="P3"><text:span text:style-name="T1">Electric_</text:span></text:p>
            <text:p text:style-name="P3"><text:span text:style-name="T1">Utility</text:span></text:p>
          </draw:text-box>
        </draw:frame>
        <draw:custom-shape draw:style-name="gr4" draw:text-style-name="P6" xml:id="id7" draw:id="id7" draw:layer="layout" svg:width="1.905cm" svg:height="0.889cm" svg:x="7.17cm" svg:y="17.498cm">
          <text:p text:style-name="P5"><text:span text:style-name="T2">kW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8" draw:id="id8" draw:layer="layout" svg:width="2.111cm" svg:height="0.889cm" svg:x="3.385cm" svg:y="17.504cm">
          <text:p text:style-name="P5"><text:span text:style-name="T2">BT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9" draw:id="id9" draw:layer="layout" svg:width="2.667cm" svg:height="1.211cm" svg:x="3.112cm" svg:y="14.569cm">
          <text:p text:style-name="P7"><text:span text:style-name="T3">m</text:span><text:span text:style-name="T4">3</text:span><text:span text:style-name="T3"> g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7.17cm" svg:y1="17.942cm" svg:x2="5.496cm" svg:y2="17.948cm" draw:start-shape="id7" draw:start-glue-point="6" draw:end-shape="id8" draw:end-glue-point="10" svg:d="M7170 17942h-837v6h-837" svg:viewBox="0 0 1675 7">
          <text:p/>
        </draw:connector>
        <draw:connector draw:style-name="gr7" draw:text-style-name="P2" draw:layer="layout" svg:x1="4.441cm" svg:y1="17.504cm" svg:x2="4.446cm" svg:y2="15.78cm" draw:start-shape="id8" draw:start-glue-point="4" draw:end-shape="id9" draw:end-glue-point="8" svg:d="M4441 17504v-862h5v-862" svg:viewBox="0 0 6 1725">
          <text:p/>
        </draw:connector>
        <draw:frame draw:style-name="gr8" draw:text-style-name="P4" xml:id="id1" draw:id="id1" draw:layer="layout" svg:width="3.353cm" svg:height="1.961cm" svg:x="4.017cm" svg:y="10.582cm">
          <draw:text-box>
            <text:p text:style-name="P3"><text:span text:style-name="T1">Natural_</text:span></text:p>
            <text:p text:style-name="P3"><text:span text:style-name="T1">Gas_M3</text:span></text:p>
          </draw:text-box>
        </draw:frame>
        <draw:connector draw:style-name="gr9" draw:text-style-name="P2" draw:layer="layout" svg:x1="4.017cm" svg:y1="11.562cm" svg:x2="4.446cm" svg:y2="14.569cm" draw:start-shape="id1" draw:start-glue-point="3" draw:end-shape="id9" draw:end-glue-point="4" svg:d="M4017 11562h-553v1994h982v1013" svg:viewBox="0 0 983 3008">
          <text:p/>
        </draw:connector>
        <draw:frame draw:style-name="gr10" draw:text-style-name="P4" xml:id="id5" draw:id="id5" draw:layer="layout" svg:width="3.285cm" svg:height="1.779cm" svg:x="6.444cm" svg:y="13.491cm">
          <draw:text-box>
            <text:p text:style-name="P3"><text:span text:style-name="T1">Electric_</text:span></text:p>
            <text:p text:style-name="P3"><text:span text:style-name="T1">Solar</text:span></text:p>
          </draw:text-box>
        </draw:frame>
        <draw:connector draw:style-name="gr9" draw:text-style-name="P2" draw:layer="layout" svg:x1="8.086cm" svg:y1="15.27cm" svg:x2="8.123cm" svg:y2="17.498cm" draw:start-shape="id5" draw:start-glue-point="2" draw:end-shape="id7" draw:end-glue-point="4" svg:d="M8086 15270v1114h37v1114" svg:viewBox="0 0 38 2229">
          <text:p/>
        </draw:connector>
        <draw:frame draw:style-name="gr11" draw:text-style-name="P4" xml:id="id4" draw:id="id4" draw:layer="layout" svg:width="3.81cm" svg:height="1.778cm" svg:x="2.658cm" svg:y="4.071cm">
          <draw:text-box>
            <text:p text:style-name="P3"><text:span text:style-name="T1">Natural_</text:span></text:p>
            <text:p text:style-name="P3"><text:span text:style-name="T1">Gas_BTU</text:span></text:p>
          </draw:text-box>
        </draw:frame>
        <draw:connector draw:style-name="gr9" draw:text-style-name="P2" draw:layer="layout" svg:x1="2.658cm" svg:y1="4.96cm" svg:x2="3.385cm" svg:y2="17.948cm" draw:start-shape="id4" draw:start-glue-point="3" draw:end-shape="id8" draw:end-glue-point="6" svg:d="M2658 4960h-553v12988h1280" svg:viewBox="0 0 1281 12989">
          <text:p/>
        </draw:connector>
        <draw:custom-shape draw:style-name="gr12" draw:text-style-name="P6" xml:id="id2" draw:id="id2" draw:layer="layout" svg:width="2.086cm" svg:height="0.889cm" svg:x="17.303cm" svg:y="10.451cm">
          <text:p text:style-name="P5"><text:span text:style-name="T2">US $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18" draw:id="id18" draw:layer="layout" svg:width="2.514cm" svg:height="1.111cm" svg:x="20.095cm" svg:y="16.317cm">
          <text:p text:style-name="P5"><text:span text:style-name="T2">li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1" draw:id="id11" draw:layer="layout" svg:width="2.412cm" svg:height="1.264cm" svg:x="24.459cm" svg:y="16.291cm">
          <text:p text:style-name="P9"><text:span text:style-name="T2">gall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xml:id="id10" draw:id="id10" draw:layer="layout" svg:width="3.013cm" svg:height="1.779cm" svg:x="24.159cm" svg:y="10.887cm">
          <draw:text-box>
            <text:p text:style-name="P3"><text:span text:style-name="T1">Water_</text:span></text:p>
            <text:p text:style-name="P3"><text:span text:style-name="T1">Gallon</text:span></text:p>
          </draw:text-box>
        </draw:frame>
        <draw:connector draw:style-name="gr15" draw:text-style-name="P2" draw:layer="layout" draw:line-skew="1.006cm" svg:x1="24.159cm" svg:y1="11.776cm" svg:x2="19.389cm" svg:y2="10.895cm" draw:start-shape="id10" draw:start-glue-point="3" draw:end-shape="id2" draw:end-glue-point="10" svg:d="M24159 11776h-1378v-881h-3392" svg:viewBox="0 0 4771 882">
          <text:p/>
        </draw:connector>
        <draw:connector draw:style-name="gr9" draw:text-style-name="P2" draw:layer="layout" svg:x1="25.665cm" svg:y1="12.666cm" svg:x2="25.665cm" svg:y2="16.291cm" draw:start-shape="id10" draw:start-glue-point="2" draw:end-shape="id11" draw:end-glue-point="4" svg:d="M25665 12666v3625" svg:viewBox="0 0 1 3626">
          <text:p/>
        </draw:connector>
        <draw:frame draw:style-name="gr10" draw:text-style-name="P4" xml:id="id12" draw:id="id12" draw:layer="layout" svg:width="3.64cm" svg:height="1.779cm" svg:x="27.517cm" svg:y="5.1cm">
          <draw:text-box>
            <text:p text:style-name="P3"><text:span text:style-name="T1">Recycling</text:span></text:p>
          </draw:text-box>
        </draw:frame>
        <draw:connector draw:style-name="gr2" draw:text-style-name="P2" draw:layer="layout" draw:line-skew="-0.87cm" svg:x1="11.913cm" svg:y1="13.188cm" svg:x2="10.666cm" svg:y2="8.93cm" draw:start-shape="id3" draw:start-glue-point="0" draw:end-shape="id6" draw:end-glue-point="8" svg:d="M11913 13188v-2999h-1247v-1259" svg:viewBox="0 0 1248 4259">
          <text:p/>
        </draw:connector>
        <draw:connector draw:style-name="gr2" draw:text-style-name="P2" draw:layer="layout" svg:x1="8.086cm" svg:y1="13.491cm" svg:x2="17.608cm" svg:y2="11.21cm" draw:start-shape="id5" draw:start-glue-point="0" draw:end-shape="id2" draw:end-glue-point="7" svg:d="M8086 13491v-1075h9522v-1206" svg:viewBox="0 0 9523 2282">
          <text:p/>
        </draw:connector>
        <draw:connector draw:style-name="gr2" draw:text-style-name="P2" draw:layer="layout" svg:x1="27.517cm" svg:y1="5.989cm" svg:x2="11.857cm" svg:y2="7.737cm" draw:start-shape="id12" draw:start-glue-point="3" draw:end-shape="id6" draw:end-glue-point="11" svg:d="M27517 5989h-15660v1748" svg:viewBox="0 0 15661 1749">
          <text:p/>
        </draw:connector>
        <draw:connector draw:style-name="gr9" draw:text-style-name="P2" draw:layer="layout" svg:x1="31.157cm" svg:y1="5.989cm" svg:x2="31.859cm" svg:y2="4.59cm" draw:start-shape="id12" draw:start-glue-point="1" draw:end-shape="id13" draw:end-glue-point="8" svg:d="M31157 5989h702v-1399" svg:viewBox="0 0 703 1400">
          <text:p/>
        </draw:connector>
        <draw:custom-shape draw:style-name="gr16" draw:text-style-name="P10" xml:id="id14" draw:id="id14" draw:layer="layout" svg:width="2.112cm" svg:height="0.889cm" svg:x="26.948cm" svg:y="3.72cm">
          <text:p text:style-name="P9"><text:span text:style-name="T2">l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3" draw:id="id13" draw:layer="layout" svg:width="2.111cm" svg:height="0.889cm" svg:x="30.803cm" svg:y="3.701cm">
          <text:p text:style-name="P5"><text:span text:style-name="T2">t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29.06cm" svg:y1="4.164cm" svg:x2="30.803cm" svg:y2="4.145cm" draw:start-shape="id14" draw:start-glue-point="10" draw:end-shape="id13" draw:end-glue-point="6" svg:d="M29060 4164h872v-19h871" svg:viewBox="0 0 1744 20">
          <text:p/>
        </draw:connector>
        <draw:connector draw:style-name="gr7" draw:text-style-name="P2" draw:layer="layout" svg:x1="26.948cm" svg:y1="4.164cm" svg:x2="25.248cm" svg:y2="4.137cm" draw:start-shape="id14" draw:start-glue-point="6" draw:end-shape="id15" draw:end-glue-point="10" svg:d="M26948 4164h-849v-27h-851" svg:viewBox="0 0 1701 28">
          <text:p/>
        </draw:connector>
        <draw:custom-shape draw:style-name="gr17" draw:text-style-name="P6" xml:id="id16" draw:id="id16" draw:layer="layout" svg:width="3.524cm" svg:height="1.381cm" svg:x="28.134cm" svg:y="8.816cm">
          <text:p text:style-name="P5"><text:span text:style-name="T2">Fahrenhe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xml:id="id17" draw:id="id17" draw:layer="layout" svg:width="3.101cm" svg:height="1.143cm" svg:x="33.341cm" svg:y="8.946cm">
          <text:p text:style-name="P5"><text:span text:style-name="T2">Celsi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31.658cm" svg:y1="9.507cm" svg:x2="33.341cm" svg:y2="9.518cm" draw:start-shape="id16" draw:start-glue-point="10" draw:end-shape="id17" draw:end-glue-point="6" svg:d="M31658 9507h842v11h841" svg:viewBox="0 0 1684 12">
          <text:p/>
        </draw:connector>
        <draw:connector draw:style-name="gr2" draw:text-style-name="P2" draw:layer="layout" svg:x1="4.563cm" svg:y1="5.849cm" svg:x2="9.476cm" svg:y2="7.737cm" draw:start-shape="id4" draw:start-glue-point="2" draw:end-shape="id6" draw:end-glue-point="5" svg:d="M4563 5849v842h4913v1046" svg:viewBox="0 0 4914 1889">
          <text:p/>
        </draw:connector>
        <draw:connector draw:style-name="gr7" draw:text-style-name="P2" draw:layer="layout" svg:x1="24.459cm" svg:y1="16.923cm" svg:x2="22.609cm" svg:y2="16.873cm" draw:start-shape="id11" draw:start-glue-point="6" draw:end-shape="id18" draw:end-glue-point="10" svg:d="M24459 16923h-924v-50h-926" svg:viewBox="0 0 1851 51">
          <text:p/>
        </draw:connector>
        <draw:connector draw:style-name="gr20" draw:text-style-name="P2" draw:layer="layout" svg:x1="25.665cm" svg:y1="10.887cm" svg:x2="12.35cm" svg:y2="8.232cm" draw:start-shape="id10" draw:start-glue-point="0" draw:end-shape="id6" draw:end-glue-point="10" svg:d="M25665 10887v-2655h-13315" svg:viewBox="0 0 13316 2656">
          <text:p/>
        </draw:connector>
        <draw:frame draw:style-name="gr21" draw:text-style-name="P4" xml:id="id19" draw:id="id19" draw:layer="layout" svg:width="2.938cm" svg:height="1.858cm" svg:x="19.878cm" svg:y="12.776cm">
          <draw:text-box>
            <text:p text:style-name="P3"><text:span text:style-name="T1">Water_</text:span></text:p>
            <text:p text:style-name="P3"><text:span text:style-name="T1">Liter</text:span></text:p>
          </draw:text-box>
        </draw:frame>
        <draw:connector draw:style-name="gr9" draw:text-style-name="P2" draw:layer="layout" svg:x1="21.347cm" svg:y1="14.634cm" svg:x2="21.352cm" svg:y2="16.317cm" draw:start-shape="id19" draw:start-glue-point="2" draw:end-shape="id18" draw:end-glue-point="4" svg:d="M21347 14634v841h5v842" svg:viewBox="0 0 6 1684">
          <text:p/>
        </draw:connector>
        <draw:frame draw:style-name="gr22" draw:text-style-name="P4" xml:id="id22" draw:id="id22" draw:layer="layout" svg:width="3.285cm" svg:height="1.897cm" svg:x="33.884cm" svg:y="3.593cm">
          <draw:text-box>
            <text:p text:style-name="P3"><text:span text:style-name="T1">Electric_</text:span></text:p>
            <text:p text:style-name="P3"><text:span text:style-name="T1">kW</text:span></text:p>
          </draw:text-box>
        </draw:frame>
        <draw:frame draw:style-name="gr23" draw:text-style-name="P4" xml:id="id20" draw:id="id20" draw:layer="layout" svg:width="4.572cm" svg:height="2.246cm" svg:x="27.606cm" svg:y="12.015cm">
          <draw:text-box>
            <text:p text:style-name="P3"><text:span text:style-name="T1">Temperature_</text:span></text:p>
            <text:p text:style-name="P3"><text:span text:style-name="T1">Fahrenheit</text:span></text:p>
          </draw:text-box>
        </draw:frame>
        <draw:custom-shape draw:style-name="gr24" draw:text-style-name="P6" xml:id="id23" draw:id="id23" draw:layer="layout" svg:width="2.221cm" svg:height="0.889cm" svg:x="34.432cm" svg:y="1.511cm">
          <text:p text:style-name="P5"><text:span text:style-name="T2">k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draw:layer="layout" svg:x1="19.878cm" svg:y1="13.705cm" svg:x2="19.084cm" svg:y2="11.21cm" draw:start-shape="id19" draw:start-glue-point="3" draw:end-shape="id2" draw:end-glue-point="9" svg:d="M19878 13705h-794v-2495" svg:viewBox="0 0 795 2496">
          <text:p/>
        </draw:connector>
        <draw:connector draw:style-name="gr20" draw:text-style-name="P2" draw:layer="layout" draw:line-skew="-1.426cm" svg:x1="21.347cm" svg:y1="12.776cm" svg:x2="11.857cm" svg:y2="8.726cm" draw:start-shape="id19" draw:start-glue-point="0" draw:end-shape="id6" draw:end-glue-point="9" svg:d="M21347 12776v-3349h-9490v-701" svg:viewBox="0 0 9491 4051">
          <text:p/>
        </draw:connector>
        <draw:connector draw:style-name="gr9" draw:text-style-name="P2" draw:layer="layout" svg:x1="29.892cm" svg:y1="12.015cm" svg:x2="29.896cm" svg:y2="10.197cm" draw:start-shape="id20" draw:start-glue-point="0" draw:end-shape="id16" draw:end-glue-point="8" svg:d="M29892 12015v-909h4v-909" svg:viewBox="0 0 5 1819">
          <text:p/>
        </draw:connector>
        <draw:frame draw:style-name="gr25" draw:text-style-name="P4" xml:id="id21" draw:id="id21" draw:layer="layout" svg:width="4.791cm" svg:height="1.782cm" svg:x="32.667cm" svg:y="11.101cm">
          <draw:text-box>
            <text:p text:style-name="P3"><text:span text:style-name="T1">Temperature_</text:span></text:p>
            <text:p text:style-name="P3"><text:span text:style-name="T1">Celsius</text:span></text:p>
          </draw:text-box>
        </draw:frame>
        <draw:connector draw:style-name="gr9" draw:text-style-name="P2" draw:layer="layout" svg:x1="35.062cm" svg:y1="11.101cm" svg:x2="34.892cm" svg:y2="10.089cm" draw:start-shape="id21" draw:start-glue-point="0" draw:end-shape="id17" draw:end-glue-point="8" svg:d="M35062 11101v-506h-170v-506" svg:viewBox="0 0 171 1013">
          <text:p/>
        </draw:connector>
        <draw:connector draw:style-name="gr9" draw:text-style-name="P2" draw:layer="layout" svg:x1="35.526cm" svg:y1="3.593cm" svg:x2="35.543cm" svg:y2="2.4cm" draw:start-shape="id22" draw:start-glue-point="0" draw:end-shape="id23" draw:end-glue-point="8" svg:d="M35526 3593v-596h17v-597" svg:viewBox="0 0 18 1194">
          <text:p/>
        </draw:connector>
        <draw:connector draw:style-name="gr2" draw:text-style-name="P2" draw:layer="layout" draw:line-skew="-1.262cm" svg:x1="29.337cm" svg:y1="6.879cm" svg:x2="19.084cm" svg:y2="10.581cm" draw:start-shape="id12" draw:start-glue-point="2" draw:end-shape="id2" draw:end-glue-point="11" svg:d="M29337 6879v524h-10253v3178" svg:viewBox="0 0 10254 3703">
          <text:p/>
        </draw:connector>
        <draw:custom-shape draw:style-name="gr26" draw:text-style-name="P10" xml:id="id15" draw:id="id15" draw:layer="layout" svg:width="2.112cm" svg:height="0.889cm" svg:x="23.136cm" svg:y="3.693cm">
          <text:p text:style-name="P9"><text:span text:style-name="T2">k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xml:id="id26" draw:id="id26" draw:layer="layout" svg:width="3.067cm" svg:height="1.497cm" svg:x="8.21cm" svg:y="1.615cm">
          <text:p text:style-name="P11"><text:span text:style-name="T5">lb of CO</text:span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27" draw:id="id27" draw:layer="layout" svg:width="3.556cm" svg:height="1.524cm" svg:x="18.489cm" svg:y="1.608cm">
          <text:p text:style-name="P11"><text:span text:style-name="T5"><text:s/></text:span><text:span text:style-name="T5">ton of CO</text:span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xml:id="id25" draw:id="id25" draw:layer="layout" svg:width="5.115cm" svg:height="1.705cm" svg:x="12.055cm" svg:y="1.507cm">
          <text:p text:style-name="P11"><text:span text:style-name="T5">Metric ton of CO</text:span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2" draw:layer="layout" svg:x1="11.913cm" svg:y1="15.015cm" svg:x2="9.075cm" svg:y2="17.942cm" draw:start-shape="id3" draw:start-glue-point="2" draw:end-shape="id7" draw:end-glue-point="10" svg:d="M11913 15015v2927h-2838" svg:viewBox="0 0 2839 2928">
          <text:p/>
        </draw:connector>
        <draw:custom-shape draw:style-name="gr31" draw:text-style-name="P14" xml:id="id6" draw:id="id6" draw:layer="layout" svg:width="3.367cm" svg:height="1.397cm" svg:x="8.983cm" svg:y="7.533cm">
          <text:p text:style-name="P13"><text:span text:style-name="T7"><text:s/></text:span><text:span text:style-name="T7">kg CO</text:span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xml:id="id24" draw:id="id24" draw:layer="layout" svg:width="3.367cm" svg:height="1.397cm" svg:x="3.883cm" svg:y="1.633cm">
          <text:p text:style-name="P11"><text:span text:style-name="T5"><text:s/></text:span><text:span text:style-name="T5">kg of CO</text:span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svg:x1="10.666cm" svg:y1="7.533cm" svg:x2="6.757cm" svg:y2="2.826cm" draw:start-shape="id6" draw:start-glue-point="4" draw:end-shape="id24" draw:end-glue-point="9" svg:d="M10666 7533v-2252h-3909v-2455" svg:viewBox="0 0 3910 4708">
          <text:p/>
        </draw:connector>
        <draw:connector draw:style-name="gr34" draw:text-style-name="P2" draw:layer="layout" draw:line-skew="-3.925cm" svg:x1="23.136cm" svg:y1="4.137cm" svg:x2="12.35cm" svg:y2="8.232cm" draw:start-shape="id15" draw:start-glue-point="6" draw:end-shape="id6" draw:end-glue-point="10" svg:d="M23136 4137h-9318v4095h-1468" svg:viewBox="0 0 10787 4096">
          <text:p/>
        </draw:connector>
        <draw:connector draw:style-name="gr33" draw:text-style-name="P2" draw:layer="layout" draw:line-skew="-1.587cm" svg:x1="10.666cm" svg:y1="7.533cm" svg:x2="12.804cm" svg:y2="2.963cm" draw:start-shape="id6" draw:start-glue-point="4" draw:end-shape="id25" draw:end-glue-point="7" svg:d="M10666 7533v-3748h2138v-822" svg:viewBox="0 0 2139 4571">
          <text:p/>
        </draw:connector>
        <draw:connector draw:style-name="gr33" draw:text-style-name="P2" draw:layer="layout" svg:x1="10.666cm" svg:y1="7.533cm" svg:x2="8.659cm" svg:y2="2.893cm" draw:start-shape="id6" draw:start-glue-point="4" draw:end-shape="id26" draw:end-glue-point="7" svg:d="M10666 7533v-2211h-2007v-2429" svg:viewBox="0 0 2008 4641">
          <text:p/>
        </draw:connector>
        <draw:connector draw:style-name="gr33" draw:text-style-name="P2" draw:layer="layout" svg:x1="10.666cm" svg:y1="7.533cm" svg:x2="19.009cm" svg:y2="2.909cm" draw:start-shape="id6" draw:start-glue-point="4" draw:end-shape="id27" draw:end-glue-point="7" svg:d="M10666 7533v-2200h8343v-2424" svg:viewBox="0 0 8344 46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marker draw:name="Arrow_20_short" draw:display-name="Arrow short" svg:viewBox="0 0 20 13" svg:d="M0 13l10-13 10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91cm" fo:margin-bottom="0.991cm" fo:margin-left="0.991cm" fo:margin-right="0.99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ven Huss-Lederman</meta:initial-creator>
    <meta:creation-date>2022-01-04T19:43:35.834241853</meta:creation-date>
    <dc:date>2023-09-13T19:35:35.747000000</dc:date>
    <dc:creator>Steven Huss-Lederman</dc:creator>
    <meta:editing-duration>P1DT18H27M17S</meta:editing-duration>
    <meta:editing-cycles>50</meta:editing-cycles>
    <meta:generator>LibreOffice/7.5.4.2$Windows_X86_64 LibreOffice_project/36ccfdc35048b057fd9854c757a8b67ec53977b6</meta:generator>
    <meta:document-statistic meta:object-count="63"/>
  </office:meta>
</office:document-meta>
</file>